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Title">
      <style:text-properties fo:color="#000000" loext:opacity="100%" officeooo:rsid="0014c740" officeooo:paragraph-rsid="0014c740"/>
    </style:style>
    <style:style style:name="T1" style:family="text">
      <style:text-properties fo:font-variant="normal" fo:text-transform="none" fo:color="#e8eaed" loext:opacity="100%" style:font-name="Roboto" fo:font-size="15.6000003814697pt" fo:letter-spacing="normal" fo:font-style="normal" fo:font-weight="normal"/>
    </style:style>
    <style:style style:name="T2" style:family="text">
      <style:text-properties fo:font-variant="normal" fo:text-transform="none" style:font-name="Roboto" fo:font-size="15.6000003814697pt" fo:letter-spacing="normal" fo:font-style="normal" fo:font-weight="normal"/>
    </style:style>
    <style:style style:name="T3" style:family="text">
      <style:text-properties fo:font-variant="normal" fo:text-transform="none" style:font-name="Roboto" fo:font-size="15.6000003814697pt" fo:letter-spacing="normal" fo:font-style="normal" fo:font-weight="normal" officeooo:rsid="0014c7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UM</text:p>
      <text:p text:style-name="Text_20_body"><text:span text:style-name="T2">Scrum Update - 11/07/2024</text:span><text:line-break/><text:line-break/><text:span text:style-name="T2">What I Did Today:</text:span><text:line-break/><text:line-break/><text:span text:style-name="T2">1. SQL Scaler Course:</text:span><text:line-break/><text:span text:style-name="T2">- Completed the final module of the MySQL Scaler course, finishing the entire curriculum.</text:span><text:line-break/><text:span text:style-name="T2">- Worked on assignment questions, successfully completing one complex query problem which solidified my understanding of advanced SQL concepts.</text:span><text:line-break/><text:line-break/><text:span text:style-name="T2">2. Data Models Reading:</text:span><text:line-break/><text:span text:style-name="T2">- Read Chapter 3 of the Data Models book.</text:span><text:line-break/><text:span text:style-name="T2">- Made detailed notes on the key concepts and examples from Chapter 3, which will be helpful for future reference and application.</text:span><text:line-break/><text:line-break/><text:span text:style-name="T2">3. DBMS Course:</text:span><text:line-break/><text:span text:style-name="T2">- Started the Database Management System Scaler course, going through the introductory modules that provided an overview of database concepts and the relational model.</text:span><text:line-break/><text:span text:style-name="T2">- Completed initial quizzes and practical exercises to reinforce the theoretical knowledge gained from the course material.</text:span><text:line-break/><text:line-break/><text:span text:style-name="T2">4. Team Interaction:</text:span><text:line-break/><text:span text:style-name="T2">- Engaged in a brief discussion with team members about best practices in SQL query optimization, sharing insights and tips.</text:span><text:line-break/><text:line-break/><text:span text:style-name="T2">What I Will Do Tomorrow:</text:span><text:line-break/><text:line-break/><text:span text:style-name="T2">1. Further Reading:</text:span><text:line-break/><text:span text:style-name="T2">- Continue reading the Data Models book.</text:span><text:line-break/><text:soft-page-break/><text:line-break/><text:span text:style-name="T2">2. DBMS Course:</text:span><text:line-break/><text:span text:style-name="T2">- Proceed further with the DBMS course, aiming to complete the next two modules that delve into database design and implementation.</text:span><text:line-break/><text:line-break/><text:span text:style-name="T2">3. SQL Practice:</text:span><text:line-break/><text:span text:style-name="T2">- Spend additional time solving more assignment questions from the SQL Scaler course to deepen my understanding and improve problem-solving skills.</text:span><text:line-break/><text:line-break/><text:span text:style-name="T2">Blockers:</text:span><text:line-break/><text:span text:style-name="T2">None</text:span></text:p>
      <text:p text:style-name="Text_20_body"><text:span text:style-name="T2"/></text:p>
      <text:p text:style-name="Text_20_body"><text:span text:style-name="T2">Scrum Update - 1</text:span><text:span text:style-name="T3">2</text:span><text:span text:style-name="T2">/07/2024</text:span></text:p>
      <text:p text:style-name="Text_20_body"><text:span text:style-name="T2"/></text:p>
      <text:p text:style-name="Text_20_body"><text:span text:style-name="T2">What I Did Today:</text:span></text:p>
      <text:p text:style-name="Text_20_body"><text:span text:style-name="T2"/></text:p>
      <text:p text:style-name="Text_20_body"><text:span text:style-name="T2">1. Data Models Reading:</text:span></text:p>
      <text:p text:style-name="Text_20_body"><text:span text:style-name="T2"><text:s text:c="3"/>- Read Chapter 4 of the Data Models book, which covered advanced data modeling techniques and practical applications.</text:span></text:p>
      <text:p text:style-name="Text_20_body"><text:span text:style-name="T2"><text:s text:c="3"/>- Took detailed notes to ensure a thorough understanding and for future reference.</text:span></text:p>
      <text:p text:style-name="Text_20_body"><text:span text:style-name="T2"/></text:p>
      <text:p text:style-name="Text_20_body"><text:span text:style-name="T2">2. SQL Assignment:</text:span></text:p>
      <text:p text:style-name="Text_20_body"><text:span text:style-name="T2"><text:s text:c="3"/>- Solved one complex SQL question from the MySQL assignment, further solidifying my grasp on SQL query writing and optimization.</text:span></text:p>
      <text:p text:style-name="Text_20_body"><text:span text:style-name="T2"/></text:p>
      <text:p text:style-name="Text_20_body"><text:span text:style-name="T2">3. DBMS Course:</text:span></text:p>
      <text:p text:style-name="Text_20_body"><text:soft-page-break/><text:span text:style-name="T2"><text:s text:c="3"/>- Watched several modules of the Database Management System Scaler course, focusing on database design and implementation.</text:span></text:p>
      <text:p text:style-name="Text_20_body"><text:span text:style-name="T2"><text:s text:c="3"/>- Completed associated quizzes and practical exercises to reinforce the material covered in the videos.</text:span></text:p>
      <text:p text:style-name="Text_20_body"><text:span text:style-name="T2"/></text:p>
      <text:p text:style-name="Text_20_body"><text:span text:style-name="T2">What I Will Do Tomorrow:</text:span></text:p>
      <text:p text:style-name="Text_20_body"><text:span text:style-name="T2"/></text:p>
      <text:p text:style-name="Text_20_body"><text:span text:style-name="T2">1. Data Models Reading:</text:span></text:p>
      <text:p text:style-name="Text_20_body"><text:span text:style-name="T2"><text:s text:c="3"/>- Continue reading the next chapters of the Data Models book and make notes to ensure comprehension and retention of the material.</text:span></text:p>
      <text:p text:style-name="Text_20_body"><text:span text:style-name="T2"/></text:p>
      <text:p text:style-name="Text_20_body"><text:span text:style-name="T2">2. SQL Assignment:</text:span></text:p>
      <text:p text:style-name="Text_20_body"><text:span text:style-name="T2"><text:s text:c="3"/>- Work on additional SQL questions from the MySQL assignment to further enhance my problem-solving skills and SQL knowledge.</text:span></text:p>
      <text:p text:style-name="Text_20_body"><text:span text:style-name="T2"/></text:p>
      <text:p text:style-name="Text_20_body"><text:span text:style-name="T2">3. DBMS Course:</text:span></text:p>
      <text:p text:style-name="Text_20_body"><text:span text:style-name="T2"><text:s text:c="3"/>- Continue watching the DBMS course modules and complete the related practical exercises to solidify my understanding of database systems.</text:span></text:p>
      <text:p text:style-name="Text_20_body"><text:span text:style-name="T2"/></text:p>
      <text:p text:style-name="Text_20_body"><text:span text:style-name="T2">Blockers:</text:span></text:p>
      <text:p text:style-name="Text_20_body"><text:span text:style-name="T2">None</text:span></text:p>
      <text:p text:style-name="Text_20_body"><text:span text:style-name="T2"/></text:p>
      <text:p text:style-name="Text_20_body"><text:span text:style-name="T2">Scrum Update - 1</text:span><text:span text:style-name="T3">3</text:span><text:span text:style-name="T2">/07/2024</text:span></text:p>
      <text:p text:style-name="Text_20_body"><text:span text:style-name="T2"/></text:p>
      <text:p text:style-name="Text_20_body"><text:soft-page-break/><text:span text:style-name="T2">What I Did Today:</text:span></text:p>
      <text:p text:style-name="Text_20_body"><text:span text:style-name="T2"/></text:p>
      <text:p text:style-name="Text_20_body"><text:span text:style-name="T2">1. Session on Universal Data Model:</text:span></text:p>
      <text:p text:style-name="Text_20_body"><text:span text:style-name="T2"><text:s text:c="3"/>- Had a session with Anil Sir where we discussed common patterns between Party and Product entities.</text:span></text:p>
      <text:p text:style-name="Text_20_body"><text:span text:style-name="T2"/></text:p>
      <text:p text:style-name="Text_20_body"><text:span text:style-name="T2">2. Internal Infrastructure Session:</text:span></text:p>
      <text:p text:style-name="Text_20_body"><text:span text:style-name="T2"><text:s text:c="3"/>- Attended a session with Ashish Sir on Hotwax internal infrastructure, learning about issues and best practices to tackle them.</text:span></text:p>
      <text:p text:style-name="Text_20_body"><text:span text:style-name="T2"/></text:p>
      <text:p text:style-name="Text_20_body"><text:span text:style-name="T2">3. Cultural Meeting:</text:span></text:p>
      <text:p text:style-name="Text_20_body"><text:span text:style-name="T2"><text:s text:c="3"/>- Participated in a cultural meeting with Niharika Ma'am.</text:span></text:p>
      <text:p text:style-name="Text_20_body"><text:span text:style-name="T2"/></text:p>
      <text:p text:style-name="Text_20_body"><text:span text:style-name="T2">4. Order Life Cycle:</text:span></text:p>
      <text:p text:style-name="Text_20_body"><text:span text:style-name="T2"><text:s text:c="3"/>- Understood the order life cycle with Ajinkya Sir.</text:span></text:p>
      <text:p text:style-name="Text_20_body"><text:span text:style-name="T2"/></text:p>
      <text:p text:style-name="Text_20_body"><text:span text:style-name="T2">5. Process Management:</text:span></text:p>
      <text:p text:style-name="Text_20_body"><text:span text:style-name="T2"><text:s text:c="3"/>- Understood the process management of Hotwax Commerce with Atharv.</text:span></text:p>
      <text:p text:style-name="Text_20_body"><text:span text:style-name="T2"/></text:p>
      <text:p text:style-name="Text_20_body"><text:span text:style-name="T2">6. Product Entity and Order Chapter:</text:span></text:p>
      <text:p text:style-name="Text_20_body"><text:span text:style-name="T2"><text:s text:c="3"/>- Understood the product entity and additionally started the order chapter of the Universal Data Model (UDM).</text:span></text:p>
      <text:p text:style-name="Text_20_body"><text:span text:style-name="T2"/></text:p>
      <text:p text:style-name="Text_20_body"><text:span text:style-name="T2">What I Will Do Tomorrow:</text:span></text:p>
      <text:p text:style-name="Text_20_body"><text:span text:style-name="T2"/></text:p>
      <text:p text:style-name="Text_20_body"><text:soft-page-break/><text:span text:style-name="T2">1. Data Models Reading:</text:span></text:p>
      <text:p text:style-name="Text_20_body"><text:span text:style-name="T2"><text:s text:c="3"/>- Continue reading the next chapters of the Data Models book and make notes to ensure comprehension and retention of the material.</text:span></text:p>
      <text:p text:style-name="Text_20_body"><text:span text:style-name="T2"/></text:p>
      <text:p text:style-name="Text_20_body"><text:span text:style-name="T2">2. SQL Assignment:</text:span></text:p>
      <text:p text:style-name="Text_20_body"><text:span text:style-name="T2"><text:s text:c="3"/>- Work on additional SQL questions from the MySQL assignment to further enhance my problem-solving skills and SQL knowledge.</text:span></text:p>
      <text:p text:style-name="Text_20_body"><text:span text:style-name="T2"/></text:p>
      <text:p text:style-name="Text_20_body"><text:span text:style-name="T2">3. DBMS Course:</text:span></text:p>
      <text:p text:style-name="Text_20_body"><text:span text:style-name="T2"><text:s text:c="3"/>- Continue watching the DBMS course modules and complete the related practical exercises to solidify my understanding of database systems.</text:span></text:p>
      <text:p text:style-name="Text_20_body"><text:span text:style-name="T2"/></text:p>
      <text:p text:style-name="Text_20_body"><text:span text:style-name="T2">Blockers:</text:span></text:p>
      <text:p text:style-name="Text_20_body"><text:span text:style-name="T2">N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39:43.222253099</meta:creation-date>
    <dc:date>2024-07-16T11:42:38.646519250</dc:date>
    <meta:editing-duration>PT2M56S</meta:editing-duration>
    <meta:editing-cycles>1</meta:editing-cycles>
    <meta:document-statistic meta:table-count="0" meta:image-count="0" meta:object-count="0" meta:page-count="5" meta:paragraph-count="44" meta:word-count="586" meta:character-count="3772" meta:non-whitespace-character-count="3169"/>
    <meta:generator>LibreOffice/7.3.7.2$Linux_X86_64 LibreOffice_project/30$Build-2</meta:generator>
  </office:meta>
</office:document-meta>
</file>